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B=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G2]/[.B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=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=</text:p>
          </table:table-cell>
          <table:table-cell table:formula="of:=([.G3]-[.B7]*[.G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float" office:value="0.5" calcext:value-type="float">
            <text:p>0.5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G4]-[.B8]*[.G6]-[.C8]*[.G7])/([.D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G6]-[.D10]*[.G12]-[.C10]*[.G11])/([.B10])" office:value-type="float" office:value="0.0250000125000063" calcext:value-type="float">
            <text:p>0.025000012500006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U=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-3.5" calcext:value-type="float">
            <text:p>-3.5</text:p>
          </table:table-cell>
          <table:table-cell/>
          <table:table-cell table:style-name="ce1" office:value-type="string" calcext:value-type="string">
            <text:p>X=</text:p>
          </table:table-cell>
          <table:table-cell table:formula="of:=([.G7]-[.D11]*[.G12])/([.C11])" office:value-type="float" office:value="0.0875000437500219" calcext:value-type="float">
            <text:p>0.087500043750021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.70588" calcext:value-type="float">
            <text:p>4.70588</text:p>
          </table:table-cell>
          <table:table-cell table:number-columns-repeated="2"/>
          <table:table-cell table:formula="of:=[.G8]/[.D12]" office:value-type="float" office:value="0.212500106250053" calcext:value-type="float">
            <text:p>0.212500106250053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table:formula="of:=[.$B$15]*[.F15]+[.$C$15]*[.F16]+[.$D$15]*[.F17]" office:value-type="float" office:value="2" calcext:value-type="float">
            <text:p>2</text:p>
          </table:table-cell>
          <table:table-cell table:style-name="ce1" table:formula="of:=[.$B$15]*[.G15]+[.$C$15]*[.G16]+[.$D$15]*[.G17]" office:value-type="float" office:value="-3" calcext:value-type="float">
            <text:p>-3</text:p>
          </table:table-cell>
          <table:table-cell table:style-name="ce1" table:formula="of:=[.$B$15]*[.H15]+[.$C$15]*[.H16]+[.$D$15]*[.H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*U=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style-name="ce1" office:value-type="float" office:value="-3.5" calcext:value-type="float">
            <text:p>-3.5</text:p>
          </table:table-cell>
          <table:table-cell office:value-type="string" calcext:value-type="string">
            <text:p>=</text:p>
          </table:table-cell>
          <table:table-cell table:style-name="ce1" table:formula="of:=[.$B$16]*[.F15]+[.$C$16]*[.F16]+[.$D$16]*[.F17]" office:value-type="float" office:value="3" calcext:value-type="float">
            <text:p>3</text:p>
          </table:table-cell>
          <table:table-cell table:style-name="ce1" table:formula="of:=[.$B$16]*[.G15]+[.$C$16]*[.G16]+[.$D$16]*[.G17]" office:value-type="float" office:value="4" calcext:value-type="float">
            <text:p>4</text:p>
          </table:table-cell>
          <table:table-cell table:style-name="ce1" table:formula="of:=[.$B$16]*[.H15]+[.$C$16]*[.H16]+[.$D$16]*[.H17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.70588" calcext:value-type="float">
            <text:p>4.70588</text:p>
          </table:table-cell>
          <table:table-cell/>
          <table:table-cell table:style-name="ce1" table:formula="of:=[.$B$17]*[.F15]+[.$C$17]*[.F16]+[.$D$17]*[.F17]" office:value-type="float" office:value="1" calcext:value-type="float">
            <text:p>1</text:p>
          </table:table-cell>
          <table:table-cell table:style-name="ce1" table:formula="of:=[.$B$17]*[.G15]+[.$C$17]*[.G16]+[.$D$17]*[.G17]" office:value-type="float" office:value="-1.00003" calcext:value-type="float">
            <text:p>-1.00003</text:p>
          </table:table-cell>
          <table:table-cell table:style-name="ce1" table:formula="of:=[.$B$17]*[.H15]+[.$C$17]*[.H16]+[.$D$17]*[.H17]" office:value-type="float" office:value="5.00001" calcext:value-type="float">
            <text:p>5.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15:52.385354071</meta:creation-date>
    <dc:date>2024-12-04T14:14:30.984209781</dc:date>
    <meta:editing-duration>PT2H58M28S</meta:editing-duration>
    <meta:editing-cycles>20</meta:editing-cycles>
    <meta:generator>LibreOffice/24.2.6.2$Linux_X86_64 LibreOffice_project/420$Build-2</meta:generator>
    <meta:document-statistic meta:table-count="1" meta:cell-count="72" meta:object-count="0"/>
  </office:meta>
</office:document-meta>
</file>